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81in"/>
    </style:style>
    <style:style style:name="co3" style:family="table-column">
      <style:table-column-properties fo:break-before="auto" style:column-width="1.4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 style:data-style-name="N138"/>
    <style:style style:name="ce7" style:family="table-cell" style:parent-style-name="Default" style:data-style-name="N138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 style:data-style-name="N138">
      <style:table-cell-properties fo:border-bottom="none" fo:border-left="none" fo:border-right="none" fo:border-top="0.74pt solid #000000"/>
    </style:style>
    <style:style style:name="ce17" style:family="table-cell" style:parent-style-name="Default" style:data-style-name="N138">
      <style:table-cell-properties fo:border="none"/>
    </style:style>
    <style:style style:name="ce18" style:family="table-cell" style:parent-style-name="Default">
      <style:table-cell-properties fo:border-bottom="none" fo:border-left="none" fo:border-right="0.74pt solid #000000" fo:border-top="none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3"/>
        <table:table-column table:style-name="co1" table:default-cell-style-name="ce17"/>
        <table:table-column table:style-name="co1" table:number-columns-repeated="5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<text:s text:c="2"/></text:p>
          </table:table-cell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 table:number-rows-repeated="3"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1"/>
          <table:table-cell table:style-name="ce5" office:value-type="string" calcext:value-type="string">
            <text:p>f(x) = ℯ^(-x) - x² + 3x – 2</text:p>
          </table:table-cell>
          <table:table-cell table:style-name="ce8"/>
          <table:table-cell/>
          <table:table-cell table:style-name="ce11" office:value-type="string" calcext:value-type="string" table:number-columns-spanned="3" table:number-rows-spanned="1">
            <text:p>f(x) = 2x + 5 – sin x = 0</text:p>
          </table:table-cell>
          <table:covered-table-cell table:number-columns-repeated="2" table:style-name="ce15"/>
          <table:table-cell table:number-columns-repeated="3"/>
          <table:table-cell office:value-type="string" calcext:value-type="string">
            <text:p>X^2 + 9x + 18 – 3 sin 2x = 0</text:p>
          </table:table-cell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elang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elang</text:p>
          </table:table-cell>
          <table:table-cell table:number-columns-repeated="3"/>
          <table:table-cell office:value-type="float" office:value="-8" calcext:value-type="float">
            <text:p>-8</text:p>
          </table:table-cell>
          <table:table-cell table:formula="of:= [.K6]^2+9*[.K6]+18-3*SIN(2*[.K6])" office:value-type="float" office:value="9.13629005000481" calcext:value-type="float">
            <text:p>9.136</text:p>
          </table:table-cell>
          <table:table-cell/>
        </table:table-row>
        <table:table-row table:style-name="ro1">
          <table:table-cell table:style-name="ce3" office:value-type="float" office:value="-5" calcext:value-type="float">
            <text:p>-5</text:p>
          </table:table-cell>
          <table:table-cell table:style-name="ce6" table:formula="of:=EXP(-[.A7])-[.A7]^2+3*[.A7]-2" office:value-type="float" office:value="106.413159102577" calcext:value-type="float">
            <text:p>106.413</text:p>
          </table:table-cell>
          <table:table-cell table:style-name="ce9"/>
          <table:table-cell/>
          <table:table-cell table:style-name="ce13" office:value-type="float" office:value="-5" calcext:value-type="float">
            <text:p>-5</text:p>
          </table:table-cell>
          <table:table-cell table:style-name="ce16" table:formula="of:=2*[.E7]+5-SIN([.E7])" office:value-type="float" office:value="-5.95892427466314" calcext:value-type="float">
            <text:p>-5.959</text:p>
          </table:table-cell>
          <table:table-cell table:style-name="ce8"/>
          <table:table-cell table:number-columns-repeated="3"/>
          <table:table-cell office:value-type="float" office:value="-7" calcext:value-type="float">
            <text:p>-7</text:p>
          </table:table-cell>
          <table:table-cell table:formula="of:= [.K7]^2+9*[.K7]+18-3*SIN(2*[.K7])" office:value-type="float" office:value="6.97182206708461" calcext:value-type="float">
            <text:p>6.972</text:p>
          </table:table-cell>
          <table:table-cell office:value-type="string" calcext:value-type="string">
            <text:p>[-7, -6]</text:p>
          </table:table-cell>
        </table:table-row>
        <table:table-row table:style-name="ro1">
          <table:table-cell table:style-name="ce3" office:value-type="float" office:value="-4" calcext:value-type="float">
            <text:p>-4</text:p>
          </table:table-cell>
          <table:table-cell table:style-name="ce6" table:formula="of:=EXP(-[.A8])-[.A8]^2+3*[.A8]-2" office:value-type="float" office:value="24.5981500331442" calcext:value-type="float">
            <text:p>24.598</text:p>
          </table:table-cell>
          <table:table-cell table:style-name="ce9"/>
          <table:table-cell/>
          <table:table-cell office:value-type="float" office:value="-4" calcext:value-type="float">
            <text:p>-4</text:p>
          </table:table-cell>
          <table:table-cell table:formula="of:=2*[.E8]+5-SIN([.E8])" office:value-type="float" office:value="-3.75680249530793" calcext:value-type="float">
            <text:p>-3.757</text:p>
          </table:table-cell>
          <table:table-cell table:style-name="ce18"/>
          <table:table-cell table:number-columns-repeated="3"/>
          <table:table-cell office:value-type="float" office:value="-6" calcext:value-type="float">
            <text:p>-6</text:p>
          </table:table-cell>
          <table:table-cell table:formula="of:= [.K8]^2+9*[.K8]+18-3*SIN(2*[.K8])" office:value-type="float" office:value="-1.60971875400131" calcext:value-type="float">
            <text:p>-1.610</text:p>
          </table:table-cell>
          <table:table-cell/>
        </table:table-row>
        <table:table-row table:style-name="ro1">
          <table:table-cell table:style-name="ce3" office:value-type="float" office:value="-3" calcext:value-type="float">
            <text:p>-3</text:p>
          </table:table-cell>
          <table:table-cell table:style-name="ce6" table:formula="of:=EXP(-[.A9])-[.A9]^2+3*[.A9]-2" office:value-type="float" office:value="0.0855369231876679" calcext:value-type="float">
            <text:p>0.086</text:p>
          </table:table-cell>
          <table:table-cell table:style-name="ce9" office:value-type="string" calcext:value-type="string">
            <text:p>[-3, -2]</text:p>
          </table:table-cell>
          <table:table-cell/>
          <table:table-cell office:value-type="float" office:value="-3" calcext:value-type="float">
            <text:p>-3</text:p>
          </table:table-cell>
          <table:table-cell table:formula="of:=2*[.E9]+5-SIN([.E9])" office:value-type="float" office:value="-0.858879991940133" calcext:value-type="float">
            <text:p>-0.859</text:p>
          </table:table-cell>
          <table:table-cell table:style-name="ce9" office:value-type="string" calcext:value-type="string">
            <text:p>[-3, -2]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 [.K9]^2+9*[.K9]+18-3*SIN(2*[.K9])" office:value-type="float" office:value="-3.63206333266811" calcext:value-type="float">
            <text:p>-3.632</text:p>
          </table:table-cell>
          <table:table-cell office:value-type="string" calcext:value-type="string">
            <text:p>[-5, -4]</text:p>
          </table:table-cell>
        </table:table-row>
        <table:table-row table:style-name="ro1">
          <table:table-cell table:style-name="ce3" office:value-type="float" office:value="-2" calcext:value-type="float">
            <text:p>-2</text:p>
          </table:table-cell>
          <table:table-cell table:style-name="ce6" table:formula="of:=EXP(-[.A10])-[.A10]^2+3*[.A10]-2" office:value-type="float" office:value="-4.61094390106935" calcext:value-type="float">
            <text:p>-4.611</text:p>
          </table:table-cell>
          <table:table-cell table:style-name="ce9"/>
          <table:table-cell/>
          <table:table-cell office:value-type="float" office:value="-2" calcext:value-type="float">
            <text:p>-2</text:p>
          </table:table-cell>
          <table:table-cell table:formula="of:=2*[.E10]+5-SIN([.E10])" office:value-type="float" office:value="1.90929742682568" calcext:value-type="float">
            <text:p>1.909</text:p>
          </table:table-cell>
          <table:table-cell table:style-name="ce18"/>
          <table:table-cell table:number-columns-repeated="3"/>
          <table:table-cell office:value-type="float" office:value="-4" calcext:value-type="float">
            <text:p>-4</text:p>
          </table:table-cell>
          <table:table-cell table:formula="of:= [.K10]^2+9*[.K10]+18-3*SIN(2*[.K10])" office:value-type="float" office:value="0.968074739870145" calcext:value-type="float">
            <text:p>0.968</text:p>
          </table:table-cell>
          <table:table-cell office:value-type="string" calcext:value-type="string">
            <text:p>[-4, 3]</text:p>
          </table:table-cell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6" table:formula="of:=EXP(-[.A11])-[.A11]^2+3*[.A11]-2" office:value-type="float" office:value="-3.28171817154096" calcext:value-type="float">
            <text:p>-3.282</text:p>
          </table:table-cell>
          <table:table-cell table:style-name="ce9"/>
          <table:table-cell/>
          <table:table-cell office:value-type="float" office:value="-1" calcext:value-type="float">
            <text:p>-1</text:p>
          </table:table-cell>
          <table:table-cell table:formula="of:=2*[.E11]+5-SIN([.E11])" office:value-type="float" office:value="3.8414709848079" calcext:value-type="float">
            <text:p>3.841</text:p>
          </table:table-cell>
          <table:table-cell table:style-name="ce18"/>
          <table:table-cell table:number-columns-repeated="3"/>
          <table:table-cell office:value-type="float" office:value="-3" calcext:value-type="float">
            <text:p>-3</text:p>
          </table:table-cell>
          <table:table-cell table:formula="of:= [.K11]^2+9*[.K11]+18-3*SIN(2*[.K11])" office:value-type="float" office:value="-0.838246494596778" calcext:value-type="float">
            <text:p>-0.838</text:p>
          </table:table-cell>
          <table:table-cell office:value-type="string" calcext:value-type="string">
            <text:p>[-3, -2]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formula="of:=EXP(-[.A12])-[.A12]^2+3*[.A12]-2" office:value-type="float" office:value="-1" calcext:value-type="float">
            <text:p>-1.000</text:p>
          </table:table-cell>
          <table:table-cell table:style-name="ce9" office:value-type="string" calcext:value-type="string">
            <text:p>[0, 1]</text:p>
          </table:table-cell>
          <table:table-cell/>
          <table:table-cell office:value-type="float" office:value="0" calcext:value-type="float">
            <text:p>0</text:p>
          </table:table-cell>
          <table:table-cell table:formula="of:=2*[.E12]+5-SIN([.E12])" office:value-type="float" office:value="5" calcext:value-type="float">
            <text:p>5.000</text:p>
          </table:table-cell>
          <table:table-cell table:style-name="ce18"/>
          <table:table-cell table:number-columns-repeated="3"/>
          <table:table-cell office:value-type="float" office:value="-2" calcext:value-type="float">
            <text:p>-2</text:p>
          </table:table-cell>
          <table:table-cell table:formula="of:= [.K12]^2+9*[.K12]+18-3*SIN(2*[.K12])" office:value-type="float" office:value="1.72959251407622" calcext:value-type="float">
            <text:p>1.730</text:p>
          </table:table-cell>
          <table:table-cell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formula="of:=EXP(-[.A13])-[.A13]^2+3*[.A13]-2" office:value-type="float" office:value="0.367879441171442" calcext:value-type="float">
            <text:p>0.368</text:p>
          </table:table-cell>
          <table:table-cell table:style-name="ce9"/>
          <table:table-cell/>
          <table:table-cell office:value-type="float" office:value="1" calcext:value-type="float">
            <text:p>1</text:p>
          </table:table-cell>
          <table:table-cell table:formula="of:=2*[.E13]+5-SIN([.E13])" office:value-type="float" office:value="6.1585290151921" calcext:value-type="float">
            <text:p>6.159</text:p>
          </table:table-cell>
          <table:table-cell table:style-name="ce18"/>
          <table:table-cell table:number-columns-repeated="3"/>
          <table:table-cell office:value-type="float" office:value="-1" calcext:value-type="float">
            <text:p>-1</text:p>
          </table:table-cell>
          <table:table-cell table:formula="of:= [.K13]^2+9*[.K13]+18-3*SIN(2*[.K13])" office:value-type="float" office:value="12.727892280477" calcext:value-type="float">
            <text:p>12.728</text:p>
          </table:table-cell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formula="of:=EXP(-[.A14])-[.A14]^2+3*[.A14]-2" office:value-type="float" office:value="0.135335283236613" calcext:value-type="float">
            <text:p>0.135</text:p>
          </table:table-cell>
          <table:table-cell table:style-name="ce9" office:value-type="string" calcext:value-type="string">
            <text:p>[2, 1]</text:p>
          </table:table-cell>
          <table:table-cell/>
          <table:table-cell office:value-type="float" office:value="2" calcext:value-type="float">
            <text:p>2</text:p>
          </table:table-cell>
          <table:table-cell table:formula="of:=2*[.E14]+5-SIN([.E14])" office:value-type="float" office:value="8.09070257317432" calcext:value-type="float">
            <text:p>8.091</text:p>
          </table:table-cell>
          <table:table-cell table:style-name="ce18"/>
          <table:table-cell table:number-columns-repeated="3"/>
          <table:table-cell office:value-type="float" office:value="0" calcext:value-type="float">
            <text:p>0</text:p>
          </table:table-cell>
          <table:table-cell table:formula="of:= [.K14]^2+9*[.K14]+18-3*SIN(2*[.K14])" office:value-type="float" office:value="18" calcext:value-type="float">
            <text:p>18.000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table:formula="of:=EXP(-[.A15])-[.A15]^2+3*[.A15]-2" office:value-type="float" office:value="-1.95021293163214" calcext:value-type="float">
            <text:p>-1.950</text:p>
          </table:table-cell>
          <table:table-cell table:style-name="ce9"/>
          <table:table-cell/>
          <table:table-cell office:value-type="float" office:value="3" calcext:value-type="float">
            <text:p>3</text:p>
          </table:table-cell>
          <table:table-cell table:formula="of:=2*[.E15]+5-SIN([.E15])" office:value-type="float" office:value="10.8588799919401" calcext:value-type="float">
            <text:p>10.859</text:p>
          </table:table-cell>
          <table:table-cell table:style-name="ce18"/>
          <table:table-cell table:number-columns-repeated="3"/>
          <table:table-cell office:value-type="float" office:value="1" calcext:value-type="float">
            <text:p>1</text:p>
          </table:table-cell>
          <table:table-cell table:formula="of:= [.K15]^2+9*[.K15]+18-3*SIN(2*[.K15])" office:value-type="float" office:value="25.272107719523" calcext:value-type="float">
            <text:p>25.272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formula="of:=EXP(-[.A16])-[.A16]^2+3*[.A16]-2" office:value-type="float" office:value="-5.98168436111127" calcext:value-type="float">
            <text:p>-5.982</text:p>
          </table:table-cell>
          <table:table-cell table:style-name="ce10"/>
          <table:table-cell/>
          <table:table-cell table:style-name="ce4" office:value-type="float" office:value="4" calcext:value-type="float">
            <text:p>4</text:p>
          </table:table-cell>
          <table:table-cell table:style-name="ce7" table:formula="of:=2*[.E16]+5-SIN([.E16])" office:value-type="float" office:value="13.7568024953079" calcext:value-type="float">
            <text:p>13.757</text:p>
          </table:table-cell>
          <table:table-cell table:style-name="ce19"/>
          <table:table-cell table:number-columns-repeated="3"/>
          <table:table-cell office:value-type="float" office:value="2" calcext:value-type="float">
            <text:p>2</text:p>
          </table:table-cell>
          <table:table-cell table:formula="of:= [.K16]^2+9*[.K16]+18-3*SIN(2*[.K16])" office:value-type="float" office:value="42.2704074859238" calcext:value-type="float">
            <text:p>42.270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style-name="ce7" table:formula="of:=2*[.E17]+5-SIN([.E17])" office:value-type="float" office:value="15.9589242746631" calcext:value-type="float">
            <text:p>15.95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 [.K17]^2+9*[.K17]+18-3*SIN(2*[.K17])" office:value-type="float" office:value="54.8382464945968" calcext:value-type="float">
            <text:p>54.838</text:p>
          </table:table-cell>
          <table:table-cell/>
        </table:table-row>
        <table:table-row table:style-name="ro1">
          <table:table-cell table:number-columns-repeated="4"/>
          <table:table-cell table:style-name="ce14" office:value-type="float" office:value="-2.71" calcext:value-type="float">
            <text:p>-2.71</text:p>
          </table:table-cell>
          <table:table-cell table:style-name="ce7" table:formula="of:=2*[.E18]+5-SIN([.E18])" office:value-type="float" office:value="-0.00168205932434096" calcext:value-type="float">
            <text:p>-0.0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 [.K18]^2+9*[.K18]+18-3*SIN(2*[.K18])" office:value-type="float" office:value="67.0319252601299" calcext:value-type="float">
            <text:p>67.032</text:p>
          </table:table-cell>
          <table:table-cell/>
        </table:table-row>
        <table:table-row table:style-name="ro1">
          <table:table-cell table:number-columns-repeated="4"/>
          <table:table-cell table:style-name="ce14" office:value-type="float" office:value="-2.709" calcext:value-type="float">
            <text:p>-2.709</text:p>
          </table:table-cell>
          <table:table-cell table:style-name="ce7" table:formula="of:=2*[.E19]+5-SIN([.E19])" office:value-type="float" office:value="0.00122603203168176" calcext:value-type="float">
            <text:p>0.0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 [.K19]^2+9*[.K19]+18-3*SIN(2*[.K19])" office:value-type="float" office:value="89.6320633326681" calcext:value-type="float">
            <text:p>89.632</text:p>
          </table:table-cell>
          <table:table-cell/>
        </table:table-row>
        <table:table-row table:style-name="ro1">
          <table:table-cell table:number-columns-repeated="4"/>
          <table:table-cell table:style-name="ce14" table:formula="of:= (-2.75+-2.5)/2" office:value-type="float" office:value="-2.625" calcext:value-type="float">
            <text:p>-2.625</text:p>
          </table:table-cell>
          <table:table-cell table:style-name="ce7" table:formula="of:=2*[.E20]+5-SIN([.E20])" office:value-type="float" office:value="0.243920298610089" calcext:value-type="float">
            <text:p>0.24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 [.K20]^2+9*[.K20]+18-3*SIN(2*[.K20])" office:value-type="float" office:value="109.609718754001" calcext:value-type="float">
            <text:p>109.610</text:p>
          </table:table-cell>
          <table:table-cell/>
        </table:table-row>
        <table:table-row table:style-name="ro1">
          <table:table-cell table:number-columns-repeated="4"/>
          <table:table-cell table:style-name="ce14" office:value-type="float" office:value="-2.688" calcext:value-type="float">
            <text:p>-2.688</text:p>
          </table:table-cell>
          <table:table-cell table:style-name="ce7" table:formula="of:=2*[.E21]+5-SIN([.E21])" office:value-type="float" office:value="0.0621977145850096" calcext:value-type="float">
            <text:p>0.06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 [.K21]^2+9*[.K21]+18-3*SIN(2*[.K21])" office:value-type="float" office:value="127.028177932915" calcext:value-type="float">
            <text:p>127.028</text:p>
          </table:table-cell>
          <table:table-cell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4"/>
          <table:table-cell office:value-type="float" office:value="8" calcext:value-type="float">
            <text:p>8</text:p>
          </table:table-cell>
          <table:table-cell table:formula="of:= [.K22]^2+9*[.K22]+18-3*SIN(2*[.K22])" office:value-type="float" office:value="154.863709949995" calcext:value-type="float">
            <text:p>154.8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9T07:55:38.542080158</meta:creation-date>
    <dc:date>2024-08-29T09:22:36.549402978</dc:date>
    <meta:editing-duration>PT15M30S</meta:editing-duration>
    <meta:editing-cycles>2</meta:editing-cycles>
    <meta:generator>LibreOffice/24.2.5.2$Linux_X86_64 LibreOffice_project/420$Build-2</meta:generator>
    <meta:document-statistic meta:table-count="1" meta:cell-count="102" meta:object-count="0"/>
  </office:meta>
</office:document-meta>
</file>